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</style:style>
    <style:style style:name="T1" style:family="text">
      <style:text-properties style:font-name="sans-serif" fo:font-size="19.5pt"/>
    </style:style>
    <style:style style:name="T2" style:family="text">
      <style:text-properties style:font-name="sans-serif" fo:font-size="19.5pt" style:font-size-asian="19.5pt" style:font-size-complex="19.5pt"/>
    </style:style>
    <style:style style:name="T3" style:family="text">
      <style:text-properties style:font-name="sans-serif" fo:font-size="13.5pt"/>
    </style:style>
    <style:style style:name="T4" style:family="text">
      <style:text-properties style:font-name="sans-serif" fo:font-size="13.5pt" officeooo:rsid="000a6a29"/>
    </style:style>
    <style:style style:name="T5" style:family="text">
      <style:text-properties style:font-name="sans-serif" fo:font-size="13.5pt" officeooo:rsid="000b94cd"/>
    </style:style>
    <style:style style:name="T6" style:family="text">
      <style:text-properties style:font-name="sans-serif" fo:font-size="13.5pt" officeooo:rsid="000bb2d4"/>
    </style:style>
    <style:style style:name="T7" style:family="text">
      <style:text-properties style:font-name="sans-serif" fo:font-size="13.5pt" officeooo:rsid="000d2229"/>
    </style:style>
    <style:style style:name="T8" style:family="text">
      <style:text-properties style:font-name="sans-serif" fo:font-size="13.5pt" officeooo:rsid="000e0ed3"/>
    </style:style>
    <style:style style:name="T9" style:family="text">
      <style:text-properties style:font-name="sans-serif" fo:font-size="13.5pt" officeooo:rsid="000eb811"/>
    </style:style>
    <style:style style:name="T10" style:family="text">
      <style:text-properties style:font-name="sans-serif" fo:font-size="13.5pt" officeooo:rsid="000fb155"/>
    </style:style>
    <style:style style:name="T11" style:family="text">
      <style:text-properties fo:font-size="19.5pt" style:font-size-asian="19.5pt" style:font-size-complex="1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V.1 - Substituer au mot souligné un terme plus précis</text:span><text:line-break/><text:span text:style-name="T3">1.</text:span> <text:span text:style-name="T3">Le travail est une chose biologiquement nécessaire.</text:span><text:line-break/><text:span text:style-name="T3">2.</text:span> <text:span text:style-name="T3">L’employé a oublié de servir les gens.</text:span><text:line-break/><text:span text:style-name="T3">3.</text:span> <text:span text:style-name="T3">Elle s’est présentée après l’heure convenue. Cela a indisposé le patron.</text:span><text:line-break/><text:span text:style-name="T3">4.</text:span> <text:span text:style-name="T3">Elle veut devenir une chanteuse célèbre. C’est louable.</text:span><text:line-break/><text:span text:style-name="T3">5.</text:span> <text:span text:style-name="T3">Dans son regard, il y avait de l’intelligence.</text:span><text:line-break/><text:span text:style-name="T3">6.</text:span> <text:span text:style-name="T3">A la piscine municipale, il y a des baigneurs.</text:span></text:p>
      <text:p text:style-name="P1"/>
      <text:p text:style-name="P1"><text:span text:style-name="T1">IV. 2 - Remplacez le verbe mettre par un verbe plus précis</text:span><text:line-break/><text:span text:style-name="T3">1.</text:span> <text:span text:style-name="T3">Par amitié, il a </text:span><text:span text:style-name="T9">posé</text:span><text:span text:style-name="T3"> la main sur son épaule.</text:span><text:line-break/><text:span text:style-name="T3">2.</text:span> <text:span text:style-name="T3">Il a </text:span><text:span text:style-name="T4">posé</text:span><text:span text:style-name="T3"> toutes ses «économies dans son prêt.</text:span><text:line-break/><text:span text:style-name="T3">3.</text:span> <text:span text:style-name="T3">Elle a </text:span><text:span text:style-name="T4">porté</text:span><text:span text:style-name="T3"> ses plus beaux vêtements pour cette occasion.</text:span><text:line-break/><text:span text:style-name="T3">4.</text:span> <text:span text:style-name="T3">J’ai faim, </text:span><text:span text:style-name="T4">dépose</text:span><text:span text:style-name="T3"> un peu de gâteau dans mon assiette.</text:span><text:line-break/><text:span text:style-name="T3">5.</text:span> <text:span text:style-name="T3">Ne laisse pas traîner tes jouets, </text:span><text:span text:style-name="T4">arrange</text:span><text:span text:style-name="T3">-les dans le coffre.</text:span><text:line-break/><text:span text:style-name="T3">6.</text:span> <text:span text:style-name="T3">Cette feuille ne m’est d’aucune utilité, </text:span><text:span text:style-name="T4">jette</text:span><text:span text:style-name="T3">-la aux ordures.</text:span><text:line-break/><text:span text:style-name="T3">7.</text:span> <text:span text:style-name="T3">Prends ce colis et </text:span><text:span text:style-name="T4">dépose</text:span><text:span text:style-name="T3">-le chez la voisine s’il-te-plaît.</text:span><text:line-break/><text:span text:style-name="T3">8.</text:span> <text:span text:style-name="T3">Il a </text:span><text:span text:style-name="T4">enfoncé</text:span><text:span text:style-name="T3"> la clé dans la serrure et a déverrouillé le cadenas.</text:span><text:line-break/><text:span text:style-name="T3">9.</text:span> <text:span text:style-name="T3">Il </text:span><text:span text:style-name="T4">prend</text:span><text:span text:style-name="T3"> trop de temps à faire ses devoirs.</text:span></text:p>
      <text:p text:style-name="P1"/>
      <text:p text:style-name="P1"><text:span text:style-name="T1">IV. 3 - Remplacez le verbe faire par un verbe plus précis</text:span><text:line-break/><text:span text:style-name="T3">1.</text:span> <text:span text:style-name="T3">L’écrivain Victor Hugo a </text:span><text:span text:style-name="T5">crée</text:span><text:span text:style-name="T3"> une œuvre considérable.</text:span><text:line-break/><text:span text:style-name="T3">2.</text:span> <text:span text:style-name="T3">Cette année, j</text:span><text:span text:style-name="T10">e m’</text:span><text:span text:style-name="T3">ai </text:span><text:span text:style-name="T10">procuré </text:span><text:span text:style-name="T3">l’Andalousie.</text:span><text:line-break/><text:span text:style-name="T3">3.</text:span> <text:span text:style-name="T3">La DRH a </text:span><text:span text:style-name="T5">écrit</text:span><text:span text:style-name="T3"> une lettre de recommandation pour son stagiaire.</text:span><text:line-break/><text:span text:style-name="T3">4.</text:span> <text:span text:style-name="T3">Le chien a </text:span><text:span text:style-name="T5">couru</text:span><text:span text:style-name="T3"> six kilomètres pour revenir jusqu’à la maison.</text:span><text:line-break/><text:span text:style-name="T3">5.</text:span> <text:span text:style-name="T3">Mon nouveau voisin </text:span><text:span text:style-name="T5">émet</text:span><text:span text:style-name="T3"> du bruit la nuit : je ne peux m’y </text:span><text:span text:style-name="T5">contrer</text:span><text:span text:style-name="T3">.</text:span><text:line-break/><text:span text:style-name="T3">6.</text:span> <text:span text:style-name="T3">La personne qui ment </text:span><text:span text:style-name="T6">commet</text:span><text:span text:style-name="T3"> une faute grave.</text:span><text:line-break/><text:span text:style-name="T3">7.</text:span> <text:span text:style-name="T3">Il a vendu ses anciens vêtements pour se </text:span><text:span text:style-name="T6">gagner</text:span><text:span text:style-name="T3"> un peu d’argent.</text:span><text:line-break/><text:span text:style-name="T3">8.</text:span> <text:span text:style-name="T3">Le nouveau-né </text:span><text:span text:style-name="T6">pèse</text:span><text:span text:style-name="T3"> 3,3 kg à sa naissance.</text:span><text:line-break/><text:span text:style-name="T3">9.</text:span> <text:span text:style-name="T3">Il a </text:span><text:span text:style-name="T6">accompli</text:span><text:span text:style-name="T3"> le tour de la piste en moins d’une minute.</text:span><text:line-break/><text:span text:style-name="T3">10.</text:span> <text:span text:style-name="T3">Pendant le cours, l’élève distrait </text:span><text:span text:style-name="T6">dessine</text:span><text:span text:style-name="T3"> des dessins sur la table.</text:span></text:p>
      <text:p text:style-name="P1"/>
      <text:p text:style-name="P1"><text:span text:style-name="T2">IV. 4 -</text:span><text:span text:style-name="T11"> </text:span><text:span text:style-name="T2">Remplacez le verbe avoir par un verbe plus précis</text:span><text:line-break/><text:span text:style-name="T3">1.</text:span> <text:span text:style-name="T3">Venez dans notre boutique; nos clients </text:span><text:span text:style-name="T6">obtiendront</text:span><text:span text:style-name="T3"> aujourd’hui une réduction spéciale.</text:span><text:line-break/><text:span text:style-name="T3">2.</text:span> <text:span text:style-name="T3">Il n’est pas allé à son cours; il </text:span><text:span text:style-name="T8">fait</text:span><text:span text:style-name="T3"> mal au dos.</text:span><text:line-break/><text:span text:style-name="T3">3.</text:span> <text:span text:style-name="T3">Dans son milieu professionnel, il </text:span><text:span text:style-name="T7">possède</text:span><text:span text:style-name="T3"> une excellente réputation.</text:span><text:line-break/><text:span text:style-name="T3">4.</text:span> <text:span text:style-name="T3">J</text:span><text:span text:style-name="T7">e me procure</text:span><text:span text:style-name="T3"> une grosse angoisse.</text:span><text:line-break/><text:span text:style-name="T3">5.</text:span> <text:span text:style-name="T3">Chaque question </text:span><text:span text:style-name="T7">possède</text:span><text:span text:style-name="T3"> sa réponse.</text:span><text:line-break/><text:span text:style-name="T3">6.</text:span> <text:span text:style-name="T3">Ce magasin </text:span><text:span text:style-name="T7">acquiert</text:span><text:span text:style-name="T3"> des produits venu de la côte.</text:span><text:line-break/><text:span text:style-name="T3">7.</text:span> <text:span text:style-name="T3">Hier, Yasmine </text:span><text:span text:style-name="T7">obtient</text:span><text:span text:style-name="T3"> ses nouvelles chaussures.</text:span><text:line-break/><text:span text:style-name="T3">8.</text:span> <text:span text:style-name="T3">Le patient a</text:span><text:span text:style-name="T7">ccumule</text:span><text:span text:style-name="T3"> une rage de dent.</text:span><text:line-break/><text:soft-page-break/><text:span text:style-name="T3">9.</text:span> <text:span text:style-name="T3">Elle </text:span><text:span text:style-name="T7">s’attire</text:span><text:span text:style-name="T3"> trop de rêves en tête, elle ferait mieux de se concentrer sur ses études !</text:span><text:line-break/><text:span text:style-name="T3">10.</text:span> <text:span text:style-name="T3">Le candidat ne s’est pas présenté à son entretien : il </text:span><text:span text:style-name="T8">rencontrait</text:span><text:span text:style-name="T3"> des difficultés sur la route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9T11:20:15.926000000</meta:creation-date>
    <meta:generator>LibreOffice/7.3.0.3$Windows_X86_64 LibreOffice_project/0f246aa12d0eee4a0f7adcefbf7c878fc2238db3</meta:generator>
    <dc:date>2022-06-29T12:14:20.179000000</dc:date>
    <meta:editing-duration>PT12M56S</meta:editing-duration>
    <meta:editing-cycles>4</meta:editing-cycles>
    <meta:document-statistic meta:table-count="0" meta:image-count="0" meta:object-count="0" meta:page-count="2" meta:paragraph-count="4" meta:word-count="420" meta:character-count="2319" meta:non-whitespace-character-count="1902"/>
  </office:meta>
</office:document-meta>
</file>